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QR927112402BR</text:p>
        </text:list-item>
        <text:list-item>
          <text:p text:style-name="P305">SY530604012BR</text:p>
        </text:list-item>
        <text:list-item>
          <text:p text:style-name="P306">QR923950330BR</text:p>
        </text:list-item>
        <text:list-item>
          <text:p text:style-name="P307">QR928397048BR</text:p>
        </text:list-item>
        <text:list-item>
          <text:p text:style-name="P308">QR928391558BR</text:p>
        </text:list-item>
        <text:list-item>
          <text:p text:style-name="P309">QR928378826BR</text:p>
        </text:list-item>
        <text:list-item>
          <text:p text:style-name="P310">QR928396921BR</text:p>
        </text:list-item>
        <text:list-item>
          <text:p text:style-name="P311">QR928051965BR</text:p>
        </text:list-item>
        <text:list-item>
          <text:p text:style-name="P312">SY530537128BR</text:p>
        </text:list-item>
        <text:list-item>
          <text:p text:style-name="P313">SY530535555BR</text:p>
        </text:list-item>
        <text:list-item>
          <text:p text:style-name="P314">SY530557119BR</text:p>
        </text:list-item>
        <text:list-item>
          <text:p text:style-name="P315">QR927776340BR</text:p>
        </text:list-item>
      </text:list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2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0 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7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mai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4T20:41:00Z</meta:creation-date>
    <dc:date>2024-06-24T20:4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26" meta:character-count="168" meta:row-count="1" meta:non-whitespace-character-count="143"/>
  </office:meta>
</office:document-meta>
</file>